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color="#000000" fo:font-size="11pt" officeooo:rsid="00082b0f" officeooo:paragraph-rsid="00082b0f" style:font-size-asian="11pt" style:font-size-complex="11pt"/>
    </style:style>
    <style:style style:name="P2" style:family="paragraph" style:parent-style-name="Preformatted_20_Text">
      <style:text-properties fo:color="#000000" fo:font-size="11pt" style:text-underline-style="solid" style:text-underline-width="auto" style:text-underline-color="font-color" officeooo:rsid="00082b0f" officeooo:paragraph-rsid="00082b0f" style:font-size-asian="11pt" style:font-size-complex="11pt"/>
    </style:style>
    <style:style style:name="P3" style:family="paragraph" style:parent-style-name="Standard">
      <style:text-properties style:font-name="Noto Mono" fo:language="zxx" fo:country="none" officeooo:rsid="00082b0f" officeooo:paragraph-rsid="00082b0f" style:language-asian="zxx" style:country-asian="none" style:language-complex="zxx" style:country-complex="none"/>
    </style:style>
    <style:style style:name="P4" style:family="paragraph" style:parent-style-name="Standard">
      <style:text-properties fo:color="#000000" style:font-name="Noto Mono" fo:font-size="11pt" fo:language="zxx" fo:country="none" officeooo:rsid="00082b0f" officeooo:paragraph-rsid="00082b0f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>
      <style:text-properties fo:color="#000000" style:font-name="Noto Mono" fo:font-size="11pt" fo:language="zxx" fo:country="none" officeooo:rsid="00082b0f" officeooo:paragraph-rsid="00099b00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text-properties fo:color="#000000" style:font-name="Noto Mono" fo:font-size="11pt" fo:language="zxx" fo:country="none" officeooo:rsid="00099b00" officeooo:paragraph-rsid="00099b00" style:font-size-asian="11pt" style:language-asian="zxx" style:country-asian="none" style:font-size-complex="11pt" style:language-complex="zxx" style:country-complex="none"/>
    </style:style>
    <style:style style:name="P7" style:family="paragraph" style:parent-style-name="Standard">
      <style:text-properties fo:color="#000000" style:font-name="Noto Mono" fo:font-size="11pt" fo:language="zxx" fo:country="none" style:text-underline-style="solid" style:text-underline-width="auto" style:text-underline-color="font-color" officeooo:rsid="00082b0f" officeooo:paragraph-rsid="00082b0f" style:font-size-asian="11pt" style:language-asian="zxx" style:country-asian="none" style:font-size-complex="11pt" style:language-complex="zxx" style:country-complex="none"/>
    </style:style>
    <style:style style:name="P8" style:family="paragraph" style:parent-style-name="Preformatted_20_Text">
      <style:text-properties fo:color="#000000" fo:font-size="11pt" officeooo:rsid="00082b0f" officeooo:paragraph-rsid="00082b0f" style:font-size-asian="11pt" style:font-size-complex="11pt"/>
    </style:style>
    <style:style style:name="P9" style:family="paragraph" style:parent-style-name="Preformatted_20_Text">
      <style:text-properties fo:color="#000000" fo:font-size="11pt" style:text-underline-style="none" fo:font-weight="normal" officeooo:rsid="00082b0f" officeooo:paragraph-rsid="00082b0f" style:font-size-asian="11pt" style:font-weight-asian="normal" style:font-size-complex="11pt" style:font-weight-complex="normal"/>
    </style:style>
    <style:style style:name="P10" style:family="paragraph" style:parent-style-name="Preformatted_20_Text">
      <style:text-properties fo:color="#000000" fo:font-size="11pt" style:text-underline-style="solid" style:text-underline-width="auto" style:text-underline-color="font-color" fo:font-weight="bold" officeooo:rsid="0009c525" officeooo:paragraph-rsid="0009c525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Noto Mono" fo:language="zxx" fo:country="none" officeooo:rsid="00082b0f" officeooo:paragraph-rsid="00082b0f" style:language-asian="zxx" style:country-asian="none" style:language-complex="zxx" style:country-complex="none"/>
    </style:style>
    <style:style style:name="P12" style:family="paragraph" style:parent-style-name="Standard">
      <style:text-properties style:font-name="Noto Mono" fo:language="zxx" fo:country="none" officeooo:rsid="00082b0f" officeooo:paragraph-rsid="00099b00" style:language-asian="zxx" style:country-asian="none" style:language-complex="zxx" style:country-complex="none"/>
    </style:style>
    <style:style style:name="P13" style:family="paragraph" style:parent-style-name="Standard">
      <style:text-properties style:font-name="Noto Mono" fo:language="zxx" fo:country="none" style:text-underline-style="solid" style:text-underline-width="auto" style:text-underline-color="font-color" fo:font-weight="bold" officeooo:rsid="0009c525" officeooo:paragraph-rsid="0009c525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style:font-name="Noto Mono" fo:language="zxx" fo:country="none" style:text-underline-style="solid" style:text-underline-width="auto" style:text-underline-color="font-color" fo:font-weight="bold" officeooo:rsid="000a3bc2" officeooo:paragraph-rsid="000a3bc2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style:font-name="Noto Mono" fo:language="zxx" fo:country="none" style:text-underline-style="solid" style:text-underline-width="auto" style:text-underline-color="font-color" fo:font-weight="bold" officeooo:rsid="000ab23e" officeooo:paragraph-rsid="000ab23e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9c525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a3bc2" style:font-weight-asian="normal" style:font-weight-complex="normal"/>
    </style:style>
    <style:style style:name="T6" style:family="text">
      <style:text-properties style:text-underline-style="none" fo:font-weight="normal" officeooo:rsid="000ab23e" style:font-weight-asian="normal" style:font-weight-complex="normal"/>
    </style:style>
    <style:style style:name="T7" style:family="text">
      <style:text-properties style:text-underline-style="none" fo:font-weight="normal" officeooo:rsid="000b3ad0" style:font-weight-asian="normal" style:font-weight-complex="normal"/>
    </style:style>
    <style:style style:name="T8" style:family="text">
      <style:text-properties fo:color="#000000" fo:font-size="11pt" style:text-underline-style="none" style:font-size-asian="11pt" style:font-size-complex="11pt"/>
    </style:style>
    <style:style style:name="T9" style:family="text">
      <style:text-properties officeooo:rsid="000ab23e"/>
    </style:style>
    <style:style style:name="T10" style:family="text">
      <style:text-properties officeooo:rsid="000ac7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itre: <text:span text:style-name="T6">Optimisation des trajets d’une ligne de bus</text:span></text:p>
      <text:p text:style-name="P9"/>
      <text:p text:style-name="P1"><text:span text:style-name="T2"/></text:p>
      <text:p text:style-name="P1"><text:span text:style-name="T2"/></text:p>
      <text:p text:style-name="P1"><text:span text:style-name="T2">Problématique</text:span>: comment rendre les trajets des bus plus efficaces? Comment les adapter à un changement de demande?</text:p>
      <text:p text:style-name="P1"/>
      <text:p text:style-name="P1"/>
      <text:p text:style-name="P1"/>
      <text:p text:style-name="P1"><text:span text:style-name="T3">Références</text:span>:</text:p>
      <text:p text:style-name="P1"/>
      <text:p text:style-name="P2">Modélisation et Optimisation pour le Graphicage des Lignes de Bus</text:p>
      <text:p text:style-name="P3"><text:a xlink:type="simple" xlink:href="https://tel.archives-ouvertes.fr/tel-00477743/document" text:style-name="Internet_20_link" text:visited-style-name="Visited_20_Internet_20_Link"><text:span text:style-name="T8">https://tel.archives-ouvertes.fr/tel-00477743/document</text:span></text:a></text:p>
      <text:p text:style-name="P4"/>
      <text:p text:style-name="P4">une these sur le processus de création d'un réseau de bus, et en parcticulier sur <text:span text:style-name="T9">l'optimisation des horaires avec des algorithmes </text:span><text:span text:style-name="T10">de recherche par heuristique</text:span></text:p>
      <text:p text:style-name="P4"/>
      <text:p text:style-name="P4"/>
      <text:p text:style-name="P7">Bus Route Evaluation Standards</text:p>
      <text:p text:style-name="P3"><text:a xlink:type="simple" xlink:href="https://www.trb.org/publications/tcrp/tsyn10.pdf" text:style-name="Internet_20_link" text:visited-style-name="Visited_20_Internet_20_Link"><text:span text:style-name="T8">https://www.trb.org/publications/tcrp/tsyn10.pdf</text:span></text:a></text:p>
      <text:p text:style-name="P4"/>
      <text:p text:style-name="P4">Une étude sur les criteres utilisés pour déterminer la qualité d'une ligne de bus</text:p>
      <text:p text:style-name="P4"/>
      <text:p text:style-name="P4"/>
      <text:p text:style-name="P4"><text:span text:style-name="T1">A Coverage Model for Improving Public Transit System Accessibility and Expanding Access</text:span> </text:p>
      <text:p text:style-name="P5">http://csiss.ncgia.ucsb.edu/events/workshops/2003/AST2003/reading/Murray/murray2003final.pdf</text:p>
      <text:p text:style-name="P4"/>
      <text:p text:style-name="P6">des modèles pour certains problèmes concernant le placement des arets sur une ligne de bus</text:p>
      <text:p text:style-name="P12"/>
      <text:p text:style-name="P3"/>
      <text:p text:style-name="P13">Résumé:</text:p>
      <text:p text:style-name="P13"><text:span text:style-name="T4"/></text:p>
      <text:p text:style-name="P13"><text:span text:style-name="T6">L</text:span><text:span text:style-name="T5">'objectif est </text:span><text:span text:style-name="T4">optimiser le trajet d'une ou plusieurs lignes de bus pour desservir au mieux une certaine demande.</text:span></text:p>
      <text:p text:style-name="P14"><text:span text:style-name="T4"/></text:p>
      <text:p text:style-name="P14"><text:span text:style-name="T7">Une solution possible est un</text:span><text:span text:style-name="T4"> algorithm</text:span><text:span text:style-name="T7">e</text:span><text:span text:style-name="T4"> </text:span><text:span text:style-name="T7">qui minimise une fontion de</text:span><text:span text:style-name="T4"> cout </text:span><text:span text:style-name="T7">(qui dépend de la longueur des lignes, du nombre d'arets, des voyages entre points d'interet possibles...)</text:span><text:span text:style-name="T4"> en apportant des petites modifications à la configuration si elles sont bénéfiques </text:span><text:span text:style-name="T6">ou selon différentes regles pour chaque algorithme, par exemple, une probablilité.</text:span></text:p>
      <text:p text:style-name="P14"><text:span text:style-name="T6"/></text:p>
      <text:p text:style-name="P15"><text:span text:style-name="T4">Les modifications </text:span><text:span text:style-name="T7">pour un algorithme de ce type </text:span><text:span text:style-name="T4">peuvent être: déplacer uneterminus, remplacer une arete d'un chemin par un détour, déplacer, ajouter ou supprimer un aret, ect...</text:span></text:p>
      <text:p text:style-name="P14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3-28T15:06:27.027000000</dc:date>
    <meta:editing-duration>PT13M55S</meta:editing-duration>
    <meta:editing-cycles>3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16" meta:word-count="206" meta:character-count="1523" meta:non-whitespace-character-count="1332"/>
  </office:meta>
</office:document-meta>
</file>